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925in" table:align="margins" style:may-break-between-rows="true" table:border-model="collapsing"/>
    </style:style>
    <style:style style:name="Таблица1.A" style:family="table-column">
      <style:table-column-properties style:column-width="1.475in" style:rel-column-width="13958*"/>
    </style:style>
    <style:style style:name="Таблица1.B" style:family="table-column">
      <style:table-column-properties style:column-width="5.45in" style:rel-column-width="51577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6.925in" table:align="margins" style:may-break-between-rows="true" table:border-model="collapsing"/>
    </style:style>
    <style:style style:name="Таблица2.A" style:family="table-column">
      <style:table-column-properties style:column-width="1.475in" style:rel-column-width="13958*"/>
    </style:style>
    <style:style style:name="Таблица2.B" style:family="table-column">
      <style:table-column-properties style:column-width="5.45in" style:rel-column-width="51577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6.925in" table:align="margins" style:may-break-between-rows="true" table:border-model="collapsing"/>
    </style:style>
    <style:style style:name="Таблица3.A" style:family="table-column">
      <style:table-column-properties style:column-width="1.475in" style:rel-column-width="13958*"/>
    </style:style>
    <style:style style:name="Таблица3.B" style:family="table-column">
      <style:table-column-properties style:column-width="5.45in" style:rel-column-width="51577*"/>
    </style:style>
    <style:style style:name="Таблица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4" style:family="table">
      <style:table-properties style:width="6.925in" table:align="margins" style:may-break-between-rows="true" table:border-model="collapsing"/>
    </style:style>
    <style:style style:name="Таблица4.A" style:family="table-column">
      <style:table-column-properties style:column-width="1.475in" style:rel-column-width="13958*"/>
    </style:style>
    <style:style style:name="Таблица4.B" style:family="table-column">
      <style:table-column-properties style:column-width="5.45in" style:rel-column-width="51577*"/>
    </style:style>
    <style:style style:name="Таблица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8" style:family="table-row">
      <style:table-row-properties fo:keep-together="auto"/>
    </style:style>
    <style:style style:name="Таблица5" style:family="table">
      <style:table-properties style:width="6.925in" table:align="margins" style:may-break-between-rows="true" table:border-model="collapsing"/>
    </style:style>
    <style:style style:name="Таблица5.A" style:family="table-column">
      <style:table-column-properties style:column-width="1.475in" style:rel-column-width="13958*"/>
    </style:style>
    <style:style style:name="Таблица5.B" style:family="table-column">
      <style:table-column-properties style:column-width="5.45in" style:rel-column-width="51577*"/>
    </style:style>
    <style:style style:name="Таблица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6.925in" table:align="margins" style:may-break-between-rows="true" table:border-model="collapsing"/>
    </style:style>
    <style:style style:name="Таблица6.A" style:family="table-column">
      <style:table-column-properties style:column-width="1.475in" style:rel-column-width="13958*"/>
    </style:style>
    <style:style style:name="Таблица6.B" style:family="table-column">
      <style:table-column-properties style:column-width="5.45in" style:rel-column-width="51577*"/>
    </style:style>
    <style:style style:name="Таблица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6.925in" table:align="margins" style:may-break-between-rows="true" table:border-model="collapsing"/>
    </style:style>
    <style:style style:name="Таблица7.A" style:family="table-column">
      <style:table-column-properties style:column-width="1.475in" style:rel-column-width="13958*"/>
    </style:style>
    <style:style style:name="Таблица7.B" style:family="table-column">
      <style:table-column-properties style:column-width="5.45in" style:rel-column-width="51577*"/>
    </style:style>
    <style:style style:name="Таблица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d3146" fo:background-color="#ffffff"/>
    </style:style>
    <style:style style:name="P9" style:family="paragraph" style:parent-style-name="Heading_20_2">
      <style:text-properties officeooo:rsid="000bac40" officeooo:paragraph-rsid="000bac40"/>
    </style:style>
    <style:style style:name="P10" style:family="paragraph" style:parent-style-name="Text_20_body">
      <style:text-properties officeooo:rsid="00104a5c" officeooo:paragraph-rsid="00104a5c" fo:background-color="#ffffff"/>
    </style:style>
    <style:style style:name="P11" style:family="paragraph" style:parent-style-name="Text_20_body">
      <style:text-properties officeooo:rsid="00104a5c" officeooo:paragraph-rsid="002fe2eb" fo:background-color="#ffffff"/>
    </style:style>
    <style:style style:name="P12" style:family="paragraph" style:parent-style-name="Text_20_body">
      <style:text-properties officeooo:paragraph-rsid="00104a5c"/>
    </style:style>
    <style:style style:name="P13" style:family="paragraph" style:parent-style-name="Heading_20_2" style:list-style-name="">
      <style:text-properties officeooo:rsid="000bac40" officeooo:paragraph-rsid="000bac40"/>
    </style:style>
    <style:style style:name="P14" style:family="paragraph" style:parent-style-name="Heading_20_2">
      <style:paragraph-properties fo:break-before="page"/>
      <style:text-properties officeooo:rsid="000bac40" officeooo:paragraph-rsid="000bac40"/>
    </style:style>
    <style:style style:name="P15" style:family="paragraph" style:parent-style-name="Heading_20_4">
      <style:text-properties officeooo:rsid="00160641" officeooo:paragraph-rsid="00160641"/>
    </style:style>
    <style:style style:name="P16" style:family="paragraph" style:parent-style-name="Heading">
      <style:text-properties officeooo:rsid="00160aad" officeooo:paragraph-rsid="00160aad"/>
    </style:style>
    <style:style style:name="P17" style:family="paragraph" style:parent-style-name="Text_20_body" style:list-style-name="Numbering_20_123">
      <style:text-properties officeooo:rsid="00160641" officeooo:paragraph-rsid="00160641" fo:background-color="#ffffff"/>
    </style:style>
    <style:style style:name="P18" style:family="paragraph" style:parent-style-name="Text_20_body" style:list-style-name="Numbering_20_123">
      <style:text-properties officeooo:rsid="00160aad" officeooo:paragraph-rsid="00160aad" fo:background-color="#ffffff"/>
    </style:style>
    <style:style style:name="P19" style:family="paragraph" style:parent-style-name="Text_20_body" style:list-style-name="L1">
      <style:text-properties officeooo:rsid="0017665c" officeooo:paragraph-rsid="0017665c" fo:background-color="#ffffff"/>
    </style:style>
    <style:style style:name="P20" style:family="paragraph" style:parent-style-name="Text_20_body" style:list-style-name="L1">
      <style:text-properties officeooo:rsid="00160aad" officeooo:paragraph-rsid="0023a275" fo:background-color="#ffffff"/>
    </style:style>
    <style:style style:name="P21" style:family="paragraph" style:parent-style-name="Text_20_body" style:list-style-name="L1">
      <style:text-properties officeooo:rsid="0017665c" officeooo:paragraph-rsid="0023a275" fo:background-color="#ffffff"/>
    </style:style>
    <style:style style:name="P22" style:family="paragraph" style:parent-style-name="Text_20_body" style:list-style-name="L1">
      <style:text-properties officeooo:rsid="001ac9fd" officeooo:paragraph-rsid="0023a275" fo:background-color="#ffffff"/>
    </style:style>
    <style:style style:name="P23" style:family="paragraph" style:parent-style-name="Heading">
      <style:text-properties officeooo:rsid="0017665c" officeooo:paragraph-rsid="0017665c"/>
    </style:style>
    <style:style style:name="P24" style:family="paragraph" style:parent-style-name="Text_20_body" style:list-style-name="L2">
      <style:text-properties officeooo:rsid="0017665c" officeooo:paragraph-rsid="0017665c" fo:background-color="#ffffff"/>
    </style:style>
    <style:style style:name="P25" style:family="paragraph" style:parent-style-name="Text_20_body" style:list-style-name="L2">
      <style:text-properties officeooo:rsid="00193a13" officeooo:paragraph-rsid="0023a275" fo:background-color="#ffffff"/>
    </style:style>
    <style:style style:name="P26" style:family="paragraph" style:parent-style-name="Text_20_body" style:list-style-name="L2">
      <style:text-properties officeooo:rsid="001f925c" officeooo:paragraph-rsid="0023a275" fo:background-color="#ffffff"/>
    </style:style>
    <style:style style:name="P27" style:family="paragraph" style:parent-style-name="Text_20_body" style:list-style-name="L2">
      <style:text-properties officeooo:rsid="0017665c" officeooo:paragraph-rsid="0023a275" fo:background-color="#ffffff"/>
    </style:style>
    <style:style style:name="P28" style:family="paragraph" style:parent-style-name="Text_20_body" style:list-style-name="L2">
      <style:text-properties officeooo:rsid="001ac9fd" officeooo:paragraph-rsid="0023a275" fo:background-color="#ffffff"/>
    </style:style>
    <style:style style:name="P29" style:family="paragraph" style:parent-style-name="Heading">
      <style:text-properties officeooo:rsid="001a2aa4" officeooo:paragraph-rsid="001a2aa4"/>
    </style:style>
    <style:style style:name="P30" style:family="paragraph" style:parent-style-name="Text_20_body" style:list-style-name="L3">
      <style:text-properties officeooo:rsid="001a2aa4" officeooo:paragraph-rsid="001a2aa4" fo:background-color="#ffffff"/>
    </style:style>
    <style:style style:name="P31" style:family="paragraph" style:parent-style-name="Text_20_body" style:list-style-name="L3">
      <style:text-properties officeooo:rsid="001a2aa4" officeooo:paragraph-rsid="0023a275" fo:background-color="#ffffff"/>
    </style:style>
    <style:style style:name="P32" style:family="paragraph" style:parent-style-name="Text_20_body" style:list-style-name="L3">
      <style:text-properties officeooo:rsid="001ac9fd" officeooo:paragraph-rsid="0023a275" fo:background-color="#ffffff"/>
    </style:style>
    <style:style style:name="P33" style:family="paragraph" style:parent-style-name="Heading">
      <style:text-properties officeooo:rsid="001ac9fd" officeooo:paragraph-rsid="001ac9fd"/>
    </style:style>
    <style:style style:name="P34" style:family="paragraph" style:parent-style-name="Text_20_body" style:list-style-name="L4">
      <style:text-properties officeooo:rsid="001ac9fd" officeooo:paragraph-rsid="001ac9fd" fo:background-color="#ffffff"/>
    </style:style>
    <style:style style:name="P35" style:family="paragraph" style:parent-style-name="Text_20_body" style:list-style-name="L4">
      <style:text-properties officeooo:rsid="001ac9fd" officeooo:paragraph-rsid="0023a275" fo:background-color="#ffffff"/>
    </style:style>
    <style:style style:name="P36" style:family="paragraph" style:parent-style-name="Text_20_body" style:list-style-name="L4">
      <style:text-properties officeooo:rsid="001c11ab" officeooo:paragraph-rsid="0023a275" fo:background-color="#ffffff"/>
    </style:style>
    <style:style style:name="P37" style:family="paragraph" style:parent-style-name="Text_20_body" style:list-style-name="L4">
      <style:text-properties officeooo:rsid="001d8bac" officeooo:paragraph-rsid="0023a275" fo:background-color="#ffffff"/>
    </style:style>
    <style:style style:name="P38" style:family="paragraph" style:parent-style-name="Text_20_body" style:list-style-name="L4">
      <style:text-properties officeooo:rsid="001c11ab" officeooo:paragraph-rsid="002fe2eb" fo:background-color="#ffffff"/>
    </style:style>
    <style:style style:name="P39" style:family="paragraph" style:parent-style-name="Heading">
      <style:text-properties officeooo:rsid="001f925c" officeooo:paragraph-rsid="001f925c"/>
    </style:style>
    <style:style style:name="P40" style:family="paragraph" style:parent-style-name="Text_20_body" style:list-style-name="L5">
      <style:text-properties officeooo:rsid="001f925c" officeooo:paragraph-rsid="001f925c" fo:background-color="#ffffff"/>
    </style:style>
    <style:style style:name="P41" style:family="paragraph" style:parent-style-name="Text_20_body" style:list-style-name="L5">
      <style:text-properties officeooo:rsid="001f925c" officeooo:paragraph-rsid="0023a275" fo:background-color="#ffffff"/>
    </style:style>
    <style:style style:name="P42" style:family="paragraph" style:parent-style-name="Heading">
      <style:text-properties officeooo:rsid="0029ee9a" officeooo:paragraph-rsid="0029ee9a"/>
    </style:style>
    <style:style style:name="P43" style:family="paragraph" style:parent-style-name="Text_20_body" style:list-style-name="L6">
      <style:text-properties officeooo:rsid="0020caf6" officeooo:paragraph-rsid="0029ee9a" fo:background-color="#ffffff"/>
    </style:style>
    <style:style style:name="P44" style:family="paragraph" style:parent-style-name="Text_20_body" style:list-style-name="L7">
      <style:text-properties officeooo:rsid="0020caf6" officeooo:paragraph-rsid="0029ee9a" fo:background-color="#ffffff"/>
    </style:style>
    <style:style style:name="P45" style:family="paragraph" style:parent-style-name="Text_20_body" style:list-style-name="L8">
      <style:text-properties officeooo:rsid="0020caf6" officeooo:paragraph-rsid="0020caf6" fo:background-color="#ffffff"/>
    </style:style>
    <style:style style:name="P46" style:family="paragraph" style:parent-style-name="Text_20_body" style:list-style-name="L9">
      <style:text-properties officeooo:rsid="0020caf6" officeooo:paragraph-rsid="0029ee9a" fo:background-color="#ffffff"/>
    </style:style>
    <style:style style:name="P47" style:family="paragraph" style:parent-style-name="Heading_20_2" style:list-style-name="">
      <style:text-properties officeooo:rsid="000bac40" officeooo:paragraph-rsid="000bac40" fo:background-color="#ffffff"/>
    </style:style>
    <style:style style:name="P48" style:family="paragraph" style:parent-style-name="Heading_20_2">
      <style:paragraph-properties fo:break-before="page"/>
      <style:text-properties officeooo:rsid="000bac40" officeooo:paragraph-rsid="000bac40" fo:background-color="#ffffff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3a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text-properties officeooo:rsid="0023a275" officeooo:paragraph-rsid="0023a275" fo:background-color="#ffffff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48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text-properties officeooo:rsid="000bac40" officeooo:paragraph-rsid="000bac40" fo:background-color="#ffffff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officeooo:rsid="0023a275" officeooo:paragraph-rsid="0025dc47" fo:background-color="#ffffff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25dc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rsid="000bac40" officeooo:paragraph-rsid="0025dc47" fo:background-color="#ffffff"/>
    </style:style>
    <style:style style:name="P58" style:family="paragraph" style:parent-style-name="Text_20_body">
      <style:text-properties officeooo:rsid="0017665c" officeooo:paragraph-rsid="00272219" fo:background-color="#ffffff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2722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00e0008" officeooo:paragraph-rsid="00272219" fo:background-color="#ffffff"/>
    </style:style>
    <style:style style:name="P63" style:family="paragraph" style:parent-style-name="Text_20_body">
      <style:text-properties officeooo:rsid="0023a275" officeooo:paragraph-rsid="0027df1c" fo:background-color="#ffffff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27d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officeooo:rsid="000e0008" officeooo:paragraph-rsid="0027df1c" fo:background-color="#ffffff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289a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text-properties officeooo:rsid="002ba962" officeooo:paragraph-rsid="002ba962" fo:background-color="#ffffff"/>
    </style:style>
    <style:style style:name="P69" style:family="paragraph" style:parent-style-name="Text_20_body" style:list-style-name="L10">
      <style:text-properties officeooo:rsid="002ba962" officeooo:paragraph-rsid="002ba962" fo:background-color="#ffffff"/>
    </style:style>
    <style:style style:name="P70" style:family="paragraph" style:parent-style-name="Text_20_body">
      <style:text-properties officeooo:rsid="002ba962" officeooo:paragraph-rsid="002d904e" fo:background-color="#ffffff"/>
    </style:style>
    <style:style style:name="P71" style:family="paragraph" style:parent-style-name="Text_20_body">
      <style:text-properties fo:language="ru" fo:country="RU" officeooo:paragraph-rsid="000bac40" fo:background-color="#ffffff"/>
    </style:style>
    <style:style style:name="T1" style:family="text">
      <style:text-properties officeooo:rsid="000aeac9"/>
    </style:style>
    <style:style style:name="T2" style:family="text">
      <style:text-properties officeooo:rsid="002ec209"/>
    </style:style>
    <style:style style:name="T3" style:family="text">
      <style:text-properties style:script-type="latin"/>
    </style:style>
    <style:style style:name="T4" style:family="text">
      <style:text-properties officeooo:rsid="00133aee"/>
    </style:style>
    <style:style style:name="T5" style:family="text">
      <style:text-properties officeooo:rsid="0014cbf3"/>
    </style:style>
    <style:style style:name="T6" style:family="text">
      <style:text-properties officeooo:rsid="00115ae8"/>
    </style:style>
    <style:style style:name="T7" style:family="text">
      <style:text-properties officeooo:rsid="002fe2eb"/>
    </style:style>
    <style:style style:name="T8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9" style:family="text">
      <style:text-properties officeooo:rsid="00104a5c" fo:background-color="#ffffff" loext:char-shading-value="0"/>
    </style:style>
    <style:style style:name="T10" style:family="text">
      <style:text-properties officeooo:rsid="0023a275"/>
    </style:style>
    <style:style style:name="T11" style:family="text">
      <style:text-properties officeooo:rsid="00160aad"/>
    </style:style>
    <style:style style:name="T12" style:family="text">
      <style:text-properties officeooo:rsid="001f2a51"/>
    </style:style>
    <style:style style:name="T13" style:family="text">
      <style:text-properties officeooo:rsid="0017665c"/>
    </style:style>
    <style:style style:name="T14" style:family="text">
      <style:text-properties officeooo:rsid="001f925c"/>
    </style:style>
    <style:style style:name="T15" style:family="text">
      <style:text-properties officeooo:rsid="001a2aa4"/>
    </style:style>
    <style:style style:name="T16" style:family="text">
      <style:text-properties officeooo:rsid="00193a13"/>
    </style:style>
    <style:style style:name="T17" style:family="text">
      <style:text-properties officeooo:rsid="001ac9fd"/>
    </style:style>
    <style:style style:name="T18" style:family="text">
      <style:text-properties officeooo:rsid="00104a5c"/>
    </style:style>
    <style:style style:name="T19" style:family="text">
      <style:text-properties officeooo:rsid="001d8bac"/>
    </style:style>
    <style:style style:name="T20" style:family="text">
      <style:text-properties officeooo:rsid="00272219"/>
    </style:style>
    <style:style style:name="T21" style:family="text">
      <style:text-properties officeooo:rsid="00248eae"/>
    </style:style>
    <style:style style:name="T22" style:family="text">
      <style:text-properties officeooo:rsid="0025dc47"/>
    </style:style>
    <style:style style:name="T23" style:family="text">
      <style:text-properties officeooo:rsid="0014cbf3" fo:background-color="#ffffff" loext:char-shading-value="0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289a6d"/>
    </style:style>
    <style:style style:name="T26" style:family="text">
      <style:text-properties officeooo:rsid="00306e4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1">3</text:span>07</text:p>
      <text:p text:style-name="P5">Проверил(а)</text:p>
      <text:p text:style-name="P5">Преподаватель: <text:span text:style-name="T2">Хумай Байрамова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3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Планируется создать информационную систему для блога по художественной гимнастике. Данная система должна предоставлять возможность администрации создавать текстовые посты с вложением изображений, файлов, музыки и вставки видео-контента. На платформе должна быть дана возможность пользователям оценивать посты и комментировать их. На платформе должна быть сформирована лента, где посты будут располагаться в обратном хронологическом порядке: от новых до старых. <text:span text:style-name="T4">А также будет дана возможность фильтрации их по темам. </text:span></text:p>
      <text:p text:style-name="P10">В информационной системе должен быть раздел с расписанием соревнований, где пользователи могли бы ранжировать их по значимости (городские, областные, <text:span text:style-name="T5">в</text:span>сероссийские), по дате начала, по названию, по минимальному возрасту участия. </text:p>
      <text:p text:style-name="P11">Также в информационную систему должен <text:span text:style-name="T6">входить интернет-магазин, где можно будет приобрести предметы для художественной гимнастики (мячи, скакалки, ленты, булавы, обруч). А также спортивную одежду (купальники, наколенники, получешки). При выборе товара должна быть возможность выбрать размер. <text:s/></text:span></text:p>
      <text:h text:style-name="P9" text:outline-level="2"><text:span text:style-name="T7">Назначение информационной системы.</text:span></text:h>
      <text:p text:style-name="P12"><text:span text:style-name="Strong_20_Emphasis"><text:span text:style-name="T8">Данная информационная система является цифровым хабом для художественной гимнастики</text:span></text:span><text:span text:style-name="Strong_20_Emphasis"><text:span text:style-name="T9">.</text:span></text:span><text:span text:style-name="T9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2"><text:span text:style-name="Strong_20_Emphasis"><text:span text:style-name="T8">Главная цель системы</text:span></text:span><text:span text:style-name="T9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h text:style-name="P13" text:outline-level="2"/>
      <text:h text:style-name="P14" text:outline-level="2">Функциональные и нефункциональные требования к разрабатываемой информационной системе</text:h>
      <text:h text:style-name="P15" text:outline-level="4">Функциональные требования</text:h>
      <text:p text:style-name="P16">Регистрация</text:p>
      <text:list text:style-name="Numbering_20_123">
        <text:list-header>
          <text:p text:style-name="P17"><text:span text:style-name="T10">RG01. </text:span>Система должна <text:span text:style-name="T11">поддерживать регистрацию пользователей в информационной системы с помощью электронной почты и пароля</text:span></text:p>
          <text:p text:style-name="P18"><text:span text:style-name="T10">RG02. </text:span>Система должна проверять валидность введенной электронной почты при регистрации</text:p>
          <text:p text:style-name="P18"><text:span text:style-name="T10">RG03. </text:span>Система должна посылать при регистрации письмо с кодом для подтверждения электронной почты</text:p>
          <text:p text:style-name="P18"><text:span text:style-name="T10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6">Авторизация</text:p>
      <text:list text:style-name="L1">
        <text:list-header>
          <text:p text:style-name="P19"><text:span text:style-name="T10">AU01. </text:span>Система должна поддерживать госте<text:span text:style-name="T12">вой</text:span> режим просмотра сайта</text:p>
          <text:p text:style-name="P20"><text:span text:style-name="T10">AU02. </text:span>Система должна поддерживать вход в систему при <text:span text:style-name="T13">нахождения логина/электронной почты в базе данных и совпадения хеш-суммы пароля.</text:span></text:p>
          <text:p text:style-name="P21"><text:span text:style-name="T10">AU03. </text:span>Система должна иметь систему ролей, которые будут давать дополнительные возможности пользователям</text:p>
          <text:p text:style-name="P21"><text:span text:style-name="T10">AU04. </text:span>Система должна поддерживать задачу ролей пользователям из панели администратора.</text:p>
          <text:p text:style-name="P21"><text:span text:style-name="T10">AU05. </text:span>Система должна поддерживать смену пароля пользователя</text:p>
          <text:p text:style-name="P21"><text:span text:style-name="T10">AU06. </text:span>Система должна поддерживать сброс пароля пользователя</text:p>
          <text:p text:style-name="P22"><text:span text:style-name="T10">AU07. </text:span>Система должна поддерживать возможность выход<text:span text:style-name="T7">а</text:span> из <text:span text:style-name="T14">аккаунта</text:span></text:p>
        </text:list-header>
      </text:list>
      <text:p text:style-name="P23">Лента <text:span text:style-name="T15">постов</text:span></text:p>
      <text:list text:style-name="L2">
        <text:list-header>
          <text:p text:style-name="P24"><text:span text:style-name="T10">LP01. </text:span>Система должна <text:span text:style-name="T16">поддерживать отображени</text:span><text:span text:style-name="T15">е</text:span><text:span text:style-name="T16"> ленты </text:span><text:span text:style-name="T15">постов</text:span></text:p>
          <text:p text:style-name="P25"><text:span text:style-name="T10">LP02. </text:span>Система должна поддерживать просмотр конкретного поста</text:p>
          <text:p text:style-name="P25"><text:span text:style-name="T10">LP03. </text:span>Система должна поддерживать возможность оставл<text:span text:style-name="T12">ять</text:span> комментари<text:span text:style-name="T12">и</text:span> под постами всем авторизованным пользователям</text:p>
          <text:p text:style-name="P26"><text:span text:style-name="T10">LP04. </text:span>Система должна предоставлять возможность удалять комментарии пользователей, которые нарушают правила платформы</text:p>
          <text:p text:style-name="P25"><text:soft-page-break/><text:span text:style-name="T10">LP05. </text:span>Система должна поддерживать возможность оценива<text:span text:style-name="T12">ть</text:span> пост<text:span text:style-name="T12">ы</text:span> всем авторизованным пользователям</text:p>
          <text:p text:style-name="P27"><text:span text:style-name="T10">LP06. </text:span>Система должна поддерживать <text:span text:style-name="T17">возможность</text:span> публик<text:span text:style-name="T12">овать</text:span> пос<text:span text:style-name="T12">ты</text:span> в ленту, если пользователей обладает определенной ролью</text:p>
          <text:p text:style-name="P28"><text:span text:style-name="T10">LP07. </text:span>Система должна поддерживать возможность удал<text:span text:style-name="T12">ять</text:span> пост<text:span text:style-name="T12">ы</text:span> из ленты, если пользователей обладает определенной ролью</text:p>
          <text:p text:style-name="P28"><text:span text:style-name="T10">LP08. </text:span>Система должна поддерживать возможность редактирова<text:span text:style-name="T12">ть</text:span> пост<text:span text:style-name="T12">ы</text:span>, если пользователь обладает определенной ролью</text:p>
          <text:p text:style-name="P25"><text:span text:style-name="T10">LP09. </text:span>Система должна поддерживать возможность <text:span text:style-name="T12">добавлять </text:span>вложения <text:span text:style-name="T12">а</text:span>удиофайлов, файлов, изображений в пост.</text:p>
          <text:p text:style-name="P25"><text:span text:style-name="T10">LP11. </text:span>Система должна поддерживать возможность вставки в пост видеоплеера Youtube и Rutube. </text:p>
          <text:p text:style-name="P25"><text:span text:style-name="T10">LP12. </text:span>Система должна поддерживать фильтрацию постов по заранее заданным тегам</text:p>
          <text:p text:style-name="P25"><text:span text:style-name="T10">LP13. </text:span>Система должна поддерживать <text:span text:style-name="T15">отображение постов в обратном хронологическом порядке в ленте постов</text:span></text:p>
        </text:list-header>
      </text:list>
      <text:p text:style-name="P29">Таблица соревнований</text:p>
      <text:list text:style-name="L3">
        <text:list-header>
          <text:p text:style-name="P30"><text:span text:style-name="T10">TT01. </text:span>Система должна поддерживать отображени<text:span text:style-name="T12">е</text:span> таблицы соревнований</text:p>
          <text:p text:style-name="P31"><text:span text:style-name="T10">TT02. </text:span>Система должна поддерживать добавлени<text:span text:style-name="T12">е</text:span> соревнования в таблицу, если пользователь имеет определенную роль</text:p>
          <text:p text:style-name="P31"><text:span text:style-name="T10">TT03. </text:span>Система должна поддерживать редактирование информации о соревновании, если пользователь имеет определенную роль</text:p>
          <text:p text:style-name="P31"><text:span text:style-name="T10">TT04. </text:span>Система должна поддерживать удалени<text:span text:style-name="T12">е</text:span> соревнования из таблицы, если пользователь имеет определенную роль</text:p>
          <text:p text:style-name="P31"><text:span text:style-name="T10">TT05. </text:span>Система должна поддерживать автоматическое архивирование соревнований, если они проходили в прошлом спортивном сезоне. </text:p>
          <text:p text:style-name="P32"><text:span text:style-name="T10">TT06. </text:span>Система должна поддерживать сортировку таблицы <text:span text:style-name="T18">по значимости (городские, областные, </text:span><text:span text:style-name="T5">в</text:span><text:span text:style-name="T18">сероссийские), по дате начала, по названию, по минимальному возрасту участия.</text:span></text:p>
        </text:list-header>
      </text:list>
      <text:p text:style-name="P33">Интернет-магазин</text:p>
      <text:list text:style-name="L4">
        <text:list-header>
          <text:p text:style-name="P34"><text:span text:style-name="T10">IS01. </text:span>Система должна поддерживать отображения товаров</text:p>
          <text:p text:style-name="P35"><text:span text:style-name="T10">IS02. </text:span>Система должна поддерживать возможность перехода в карточку товара</text:p>
          <text:p text:style-name="P35"><text:span text:style-name="T10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6"><text:soft-page-break/><text:span text:style-name="T10">IS04. </text:span>Система должна <text:span text:style-name="T12">иметь</text:span> возможность фильтрации товаров по категориям и размеру</text:p>
          <text:p text:style-name="P36"><text:span text:style-name="T10">IS05. </text:span>Система должна <text:span text:style-name="T12">иметь</text:span> возможность добавлени<text:span text:style-name="T12">я</text:span> карточки товара, если пользователь обладает определенной ролью</text:p>
          <text:p text:style-name="P36"><text:span text:style-name="T10">IS06. </text:span>Система должна поддерживать возможность удаления карточки товара, если пользователь обладает определенной ролью</text:p>
          <text:p text:style-name="P36"><text:span text:style-name="T10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6"><text:span text:style-name="T10">IS08. </text:span>Система должна поддерживать возможность добавления товара в корзину для всех авторизованных пользователей. </text:p>
          <text:p text:style-name="P36"><text:span text:style-name="T10">IS09. </text:span>Система должна поддерживать возможность удаления товара из корзины для всех авторизованных пользователей.</text:p>
          <text:p text:style-name="P36"><text:span text:style-name="T10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6"><text:span text:style-name="T10">IS12. </text:span>Система должна информировать пользователя об отсутствии товара </text:p>
          <text:p text:style-name="P36"><text:span text:style-name="T10">IS13. </text:span>Система должна поддерживать возможность оповестить пользователя о появление товара, если пользователь <text:span text:style-name="T19">стал следить за определенным товар</text:span><text:span text:style-name="T14">о</text:span><text:span text:style-name="T19">м. Доступно только авторизованным пользователям.</text:span></text:p>
          <text:p text:style-name="P37"><text:span text:style-name="T10">IS14. </text:span>Система должна поддерживать возможность отображения остатков товара, если пользователь имеет определенную роль.</text:p>
          <text:p text:style-name="P38"><text:span text:style-name="T10">IS1</text:span><text:span text:style-name="T7">5</text:span><text:span text:style-name="T10">. </text:span>Система должна <text:span text:style-name="T7">давать возможность оформлять заказ (указание адреса и номера телефона)</text:span> </text:p>
        </text:list-header>
      </text:list>
      <text:p text:style-name="P39">Общие требования</text:p>
      <text:list text:style-name="L5">
        <text:list-header>
          <text:p text:style-name="P40"><text:span text:style-name="T10">CR01. </text:span>Система должна обеспечить хранение всего контента, опубликованного пользователями</text:p>
          <text:p text:style-name="P41"><text:span text:style-name="T10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  <text:p text:style-name="P41"><text:span text:style-name="T10">CR03. </text:span>Система должна предоставлять возможность администрации рассылать уведомления всем авторизованным пользователям платформы</text:p>
        </text:list-header>
      </text:list>
      <text:h text:style-name="P15" text:outline-level="4">Нефункциональные требования</text:h>
      <text:p text:style-name="P42">Usability</text:p>
      <text:list text:style-name="L6">
        <text:list-item>
          <text:p text:style-name="P43">Интерфейс регистрации должен корректно отображаться и функционировать в последних версиях браузеров Chrome, Firefox, Safari и Edge.</text:p>
        </text:list-item>
        <text:list-item>
          <text:p text:style-name="P43"><text:soft-page-break/>Информационная система должна быть адаптирована для экранов мобильных устройств и планшетов.</text:p>
        </text:list-item>
        <text:list-item>
          <text:p text:style-name="P43">Страницы должны загружаться не более чем за 2 секунды при скорости интернета 100 Мбит/с</text:p>
        </text:list-item>
      </text:list>
      <text:p text:style-name="P42">Performance</text:p>
      <text:list text:style-name="L7">
        <text:list-item>
          <text:p text:style-name="P44">Система должна обрабатывать запросы связанные с базами данных менее чем за 1 секунду. </text:p>
        </text:list-item>
        <text:list-item>
          <text:p text:style-name="P44">Система должна выдерживать пиковую нагрузку до 1000 запросов в минуту от пользователей.</text:p>
        </text:list-item>
        <text:list-item>
          <text:p text:style-name="P44">Система должна быть доступна 99% времени</text:p>
        </text:list-item>
        <text:list-item>
          <text:p text:style-name="P44">Пиковая нагрузка не должна приводить к приостановке работы системы.</text:p>
        </text:list-item>
      </text:list>
      <text:p text:style-name="P42">Security</text:p>
      <text:list text:style-name="L8">
        <text:list-item>
          <text:p text:style-name="P45">Все передаваемые данные (логин, пароль, email) должны шифроваться с использованием протокола HTTPS.</text:p>
        </text:list-item>
        <text:list-item>
          <text:p text:style-name="P45">Пароли должны храниться в виде хешей с "солью".</text:p>
        </text:list-item>
        <text:list-item>
          <text:p text:style-name="P45">Все действия пользователей должны записываться в лог для последующего аудита и анализа.</text:p>
        </text:list-item>
      </text:list>
      <text:p text:style-name="P42">Supportability</text:p>
      <text:list text:style-name="L9">
        <text:list-item>
          <text:p text:style-name="P46">Система должна предоставлять метрики отказов и причин ошибок.</text:p>
        </text:list-item>
        <text:list-item>
          <text:p text:style-name="P46">Платформа не требует специализированного оборудования и совместима с стандартны<text:span text:style-name="T7">ми</text:span> сервер<text:span text:style-name="T7">ами</text:span> <text:span text:style-name="T7">на Unix-системах</text:span>.</text:p>
        </text:list-item>
        <text:list-item>
          <text:p text:style-name="P46">Кодовая база должна быть модульной для упрощения внесения изменений и обновлений</text:p>
        </text:list-item>
      </text:list>
      <text:h text:style-name="P47" text:outline-level="2"/>
      <text:h text:style-name="P48" text:outline-level="2"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9">Прецедент</text:p>
          </table:table-cell>
          <table:table-cell table:style-name="Таблица1.B1" office:value-type="string">
            <text:p text:style-name="P50">RG01</text:p>
          </table:table-cell>
        </table:table-row>
        <table:table-row>
          <table:table-cell table:style-name="Таблица1.A2" office:value-type="string">
            <text:p text:style-name="P49">Краткое описание</text:p>
          </table:table-cell>
          <table:table-cell table:style-name="Таблица1.B2" office:value-type="string">
            <text:p text:style-name="P49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49">Главный актер</text:p>
          </table:table-cell>
          <table:table-cell table:style-name="Таблица1.B2" office:value-type="string">
            <text:p text:style-name="P49"><text:span text:style-name="T20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49">Второстепенные актеры</text:p>
          </table:table-cell>
          <table:table-cell table:style-name="Таблица1.B2" office:value-type="string">
            <text:p text:style-name="P49">Система</text:p>
          </table:table-cell>
        </table:table-row>
        <table:table-row>
          <table:table-cell table:style-name="Таблица1.A2" office:value-type="string">
            <text:p text:style-name="P49">Предусловия</text:p>
          </table:table-cell>
          <table:table-cell table:style-name="Таблица1.B2" office:value-type="string">
            <text:p text:style-name="P49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49">Основной поток</text:p>
          </table:table-cell>
          <table:table-cell table:style-name="Таблица1.B2" office:value-type="string">
            <text:p text:style-name="P49">1. Пользователь открывает страницу регистрации на платформе</text:p>
            <text:p text:style-name="P49">2. Пользователь вводит свою элек<text:span text:style-name="T21">тронную почту и пароль</text:span></text:p>
            <text:p text:style-name="P51">3. Пользователь нажимает на кнопку «Зарегистрироваться»</text:p>
            <text:p text:style-name="P51">4. Система проверяет данные на корректность</text:p>
            <text:p text:style-name="P51">5. Система присылает код на введенный адрес электронной почты</text:p>
            <text:p text:style-name="P51">6. Пользователь вводит код полученный в письме</text:p>
            <text:p text:style-name="P51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49">Альтернативный поток</text:p>
          </table:table-cell>
          <table:table-cell table:style-name="Таблица1.B2" office:value-type="string">
            <text:p text:style-name="P51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49">Постусловия</text:p>
          </table:table-cell>
          <table:table-cell table:style-name="Таблица1.B2" office:value-type="string">
            <text:p text:style-name="P51">Создан новый аккаунт для пользователя на платформе</text:p>
          </table:table-cell>
        </table:table-row>
      </table:table>
      <text:p text:style-name="P52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3">Прецедент</text:p>
          </table:table-cell>
          <table:table-cell table:style-name="Таблица2.B1" office:value-type="string">
            <text:p text:style-name="P54">AU02.</text:p>
          </table:table-cell>
        </table:table-row>
        <table:table-row>
          <table:table-cell table:style-name="Таблица2.A2" office:value-type="string">
            <text:p text:style-name="P53">Краткое описание</text:p>
          </table:table-cell>
          <table:table-cell table:style-name="Таблица2.B2" office:value-type="string">
            <text:p text:style-name="P55">Вход в аккаунт</text:p>
          </table:table-cell>
        </table:table-row>
        <table:table-row>
          <table:table-cell table:style-name="Таблица2.A2" office:value-type="string">
            <text:p text:style-name="P53">Главный актер</text:p>
          </table:table-cell>
          <table:table-cell table:style-name="Таблица2.B2" office:value-type="string">
            <text:p text:style-name="P55"><text:span text:style-name="T20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53">Второстепенные актеры</text:p>
          </table:table-cell>
          <table:table-cell table:style-name="Таблица2.B2" office:value-type="string">
            <text:p text:style-name="P55">Система</text:p>
          </table:table-cell>
        </table:table-row>
        <table:table-row>
          <table:table-cell table:style-name="Таблица2.A2" office:value-type="string">
            <text:p text:style-name="P53">Предусловия</text:p>
          </table:table-cell>
          <table:table-cell table:style-name="Таблица2.B2" office:value-type="string">
            <text:p text:style-name="P55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53">Основной поток</text:p>
          </table:table-cell>
          <table:table-cell table:style-name="Таблица2.B2" office:value-type="string">
            <text:p text:style-name="P55">1. Пользователь вводит свой email и пароль в форму для входа</text:p>
            <text:p text:style-name="P55">2. Пользователь нажимает на кнопку «Войти»</text:p>
            <text:p text:style-name="P55">3. Система проверяет есть ли текущий email в базе данных</text:p>
            <text:p text:style-name="P55">4. Система проверяет совпадает ли введенный хеш-пароля с хеш-паролем, который хранится в базе данных.</text:p>
            <text:p text:style-name="P55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53">Альтернативный поток</text:p>
          </table:table-cell>
          <table:table-cell table:style-name="Таблица2.B2" office:value-type="string">
            <text:p text:style-name="P56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22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53">Постусловия</text:p>
          </table:table-cell>
          <table:table-cell table:style-name="Таблица2.B2" office:value-type="string">
            <text:p text:style-name="P55">Пользователь вошел в свой аккаунт</text:p>
          </table:table-cell>
        </table:table-row>
      </table:table>
      <text:p text:style-name="P5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3">Прецедент</text:p>
          </table:table-cell>
          <table:table-cell table:style-name="Таблица3.B1" office:value-type="string">
            <text:p text:style-name="P58"><text:span text:style-name="T10">AU06</text:span><text:soft-page-break/></text:p>
          </table:table-cell>
        </table:table-row>
        <table:table-row>
          <table:table-cell table:style-name="Таблица3.A2" office:value-type="string">
            <text:p text:style-name="P53">Краткое описание</text:p>
          </table:table-cell>
          <table:table-cell table:style-name="Таблица3.B2" office:value-type="string">
            <text:p text:style-name="P59">Сброс пароля</text:p>
          </table:table-cell>
        </table:table-row>
        <table:table-row>
          <table:table-cell table:style-name="Таблица3.A2" office:value-type="string">
            <text:p text:style-name="P53">Главный актер</text:p>
          </table:table-cell>
          <table:table-cell table:style-name="Таблица3.B2" office:value-type="string">
            <text:p text:style-name="P59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53">Второстепенные актеры</text:p>
          </table:table-cell>
          <table:table-cell table:style-name="Таблица3.B2" office:value-type="string">
            <text:p text:style-name="P59">Система</text:p>
          </table:table-cell>
        </table:table-row>
        <table:table-row>
          <table:table-cell table:style-name="Таблица3.A2" office:value-type="string">
            <text:p text:style-name="P53">Предусловия</text:p>
          </table:table-cell>
          <table:table-cell table:style-name="Таблица3.B2" office:value-type="string">
            <text:p text:style-name="P55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53">Основной поток</text:p>
          </table:table-cell>
          <table:table-cell table:style-name="Таблица3.B2" office:value-type="string">
            <text:p text:style-name="P59">1. Пользователь на странице авторизации нажимает на кнопку «Сбросить пароль»</text:p>
            <text:p text:style-name="P59">2. Пользователь вводит свой email от аккаунта</text:p>
            <text:p text:style-name="P59">3. Система отправляет ему временный пароль на почту</text:p>
            <text:p text:style-name="P59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53">Альтернативный поток</text:p>
          </table:table-cell>
          <table:table-cell table:style-name="Таблица3.B2" office:value-type="string">
            <text:p text:style-name="P59">Email не был найден в базе данных. <text:span text:style-name="T21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21">.</text:span></text:p>
          </table:table-cell>
        </table:table-row>
        <table:table-row table:style-name="Таблица3.8">
          <table:table-cell table:style-name="Таблица3.A2" office:value-type="string">
            <text:p text:style-name="P53">Постусловия</text:p>
          </table:table-cell>
          <table:table-cell table:style-name="Таблица3.B2" office:value-type="string">
            <text:p text:style-name="P59">Пользователь вошел в свой аккаунт с новым паролем</text:p>
          </table:table-cell>
        </table:table-row>
      </table:table>
      <text:p text:style-name="P57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0">Прецедент</text:p>
          </table:table-cell>
          <table:table-cell table:style-name="Таблица4.B1" office:value-type="string">
            <text:p text:style-name="P58"><text:span text:style-name="T10">AU0</text:span><text:span text:style-name="T20">5</text:span></text:p>
          </table:table-cell>
        </table:table-row>
        <table:table-row>
          <table:table-cell table:style-name="Таблица4.A2" office:value-type="string">
            <text:p text:style-name="P60">Краткое описание</text:p>
          </table:table-cell>
          <table:table-cell table:style-name="Таблица4.B2" office:value-type="string">
            <text:p text:style-name="P59">Смена пароля</text:p>
          </table:table-cell>
        </table:table-row>
        <table:table-row>
          <table:table-cell table:style-name="Таблица4.A2" office:value-type="string">
            <text:p text:style-name="P60">Главный актер</text:p>
          </table:table-cell>
          <table:table-cell table:style-name="Таблица4.B2" office:value-type="string">
            <text:p text:style-name="P59">Авторизованный пользователь</text:p>
          </table:table-cell>
        </table:table-row>
        <table:table-row>
          <table:table-cell table:style-name="Таблица4.A2" office:value-type="string">
            <text:p text:style-name="P60">Второстепенные актеры</text:p>
          </table:table-cell>
          <table:table-cell table:style-name="Таблица4.B2" office:value-type="string">
            <text:p text:style-name="P59">Система</text:p>
          </table:table-cell>
        </table:table-row>
        <table:table-row>
          <table:table-cell table:style-name="Таблица4.A2" office:value-type="string">
            <text:p text:style-name="P60">Предусловия</text:p>
          </table:table-cell>
          <table:table-cell table:style-name="Таблица4.B2" office:value-type="string">
            <text:p text:style-name="P61">У пользователя есть аккаунт на платформе</text:p>
            <text:p text:style-name="P59">Пользователь зашел в аккаунт</text:p>
          </table:table-cell>
        </table:table-row>
        <table:table-row>
          <table:table-cell table:style-name="Таблица4.A2" office:value-type="string">
            <text:p text:style-name="P60">Основной поток</text:p>
          </table:table-cell>
          <table:table-cell table:style-name="Таблица4.B2" office:value-type="string">
            <text:p text:style-name="P59">1. Пользователь переходит на страницу «Настройки профиля»</text:p>
            <text:p text:style-name="P59">2. Нажимает на кнопку «Сменить пароль»</text:p>
            <text:p text:style-name="P59">3. Пользователь вводит старый пароль и новый пароль</text:p>
            <text:p text:style-name="P59">4. Система меняет пароль в базе данных</text:p>
          </table:table-cell>
        </table:table-row>
        <table:table-row>
          <table:table-cell table:style-name="Таблица4.A2" office:value-type="string">
            <text:p text:style-name="P60">Альтернативный поток</text:p>
          </table:table-cell>
          <table:table-cell table:style-name="Таблица4.B2" office:value-type="string">
            <text:p text:style-name="P59">Пользователь ввел неверный текущий пароль. <text:span text:style-name="T21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мены пароля<text:span text:style-name="T21">.</text:span></text:p>
          </table:table-cell>
        </table:table-row>
        <table:table-row table:style-name="Таблица4.8">
          <table:table-cell table:style-name="Таблица4.A2" office:value-type="string">
            <text:p text:style-name="P60">Постусловия</text:p>
          </table:table-cell>
          <table:table-cell table:style-name="Таблица4.B2" office:value-type="string">
            <text:p text:style-name="P59">Пользователь сменил пароль</text:p>
          </table:table-cell>
        </table:table-row>
      </table:table>
      <text:p text:style-name="P62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0">Прецедент</text:p>
          </table:table-cell>
          <table:table-cell table:style-name="Таблица5.B1" office:value-type="string">
            <text:p text:style-name="P63">LP03</text:p>
          </table:table-cell>
        </table:table-row>
        <table:table-row>
          <table:table-cell table:style-name="Таблица5.A2" office:value-type="string">
            <text:p text:style-name="P60">Краткое описание</text:p>
          </table:table-cell>
          <table:table-cell table:style-name="Таблица5.B2" office:value-type="string">
            <text:p text:style-name="P64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60">Главный актер</text:p>
          </table:table-cell>
          <table:table-cell table:style-name="Таблица5.B2" office:value-type="string">
            <text:p text:style-name="P64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60">Второстепенные актеры</text:p>
          </table:table-cell>
          <table:table-cell table:style-name="Таблица5.B2" office:value-type="string">
            <text:p text:style-name="P64">Система</text:p>
          </table:table-cell>
        </table:table-row>
        <text:soft-page-break/>
        <table:table-row>
          <table:table-cell table:style-name="Таблица5.A2" office:value-type="string">
            <text:p text:style-name="P60">Предусловия</text:p>
          </table:table-cell>
          <table:table-cell table:style-name="Таблица5.B2" office:value-type="string">
            <text:p text:style-name="P64">Пользователь авторизован и просматривает пост</text:p>
          </table:table-cell>
        </table:table-row>
        <table:table-row>
          <table:table-cell table:style-name="Таблица5.A2" office:value-type="string">
            <text:p text:style-name="P60">Основной поток</text:p>
          </table:table-cell>
          <table:table-cell table:style-name="Таблица5.B2" office:value-type="string">
            <text:p text:style-name="P64">1. Пользователь просматривает пост</text:p>
            <text:p text:style-name="P64">2. Система отображает форму для ввода комментария</text:p>
            <text:p text:style-name="P64">3. Пользователь вводит текст комментария.</text:p>
            <text:p text:style-name="P64">4. Пользователь нажимает на кнопку «Отправить»</text:p>
            <text:p text:style-name="P64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60">Альтернативный поток</text:p>
          </table:table-cell>
          <table:table-cell table:style-name="Таблица5.B2" office:value-type="string">
            <text:p text:style-name="P64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60">Постусловия</text:p>
          </table:table-cell>
          <table:table-cell table:style-name="Таблица5.B2" office:value-type="string">
            <text:p text:style-name="P64">Комментарий опубликован под постом</text:p>
          </table:table-cell>
        </table:table-row>
      </table:table>
      <text:p text:style-name="P62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5">Прецедент</text:p>
          </table:table-cell>
          <table:table-cell table:style-name="Таблица6.B1" office:value-type="string">
            <text:p text:style-name="P63">TT06</text:p>
          </table:table-cell>
        </table:table-row>
        <table:table-row>
          <table:table-cell table:style-name="Таблица6.A2" office:value-type="string">
            <text:p text:style-name="P65">Краткое описание</text:p>
          </table:table-cell>
          <table:table-cell table:style-name="Таблица6.B2" office:value-type="string">
            <text:p text:style-name="P64">Пользователь сортирует таблицу соревнований <text:span text:style-name="T9">по значимости (городские, областные, </text:span><text:span text:style-name="T23">в</text:span><text:span text:style-name="T9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65">Главный актер</text:p>
          </table:table-cell>
          <table:table-cell table:style-name="Таблица6.B2" office:value-type="string">
            <text:p text:style-name="P64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65">Второстепенные актеры</text:p>
          </table:table-cell>
          <table:table-cell table:style-name="Таблица6.B2" office:value-type="string">
            <text:p text:style-name="P64">Система</text:p>
          </table:table-cell>
        </table:table-row>
        <table:table-row>
          <table:table-cell table:style-name="Таблица6.A2" office:value-type="string">
            <text:p text:style-name="P65">Предусловия</text:p>
          </table:table-cell>
          <table:table-cell table:style-name="Таблица6.B2" office:value-type="string">
            <text:p text:style-name="P64">Пользователь перешел на страницу с таблицей соревнований</text:p>
          </table:table-cell>
        </table:table-row>
        <table:table-row>
          <table:table-cell table:style-name="Таблица6.A2" office:value-type="string">
            <text:p text:style-name="P65">Основной поток</text:p>
          </table:table-cell>
          <table:table-cell table:style-name="Таблица6.B2" office:value-type="string">
            <text:p text:style-name="P64">1. Пользователь просматривает таблицу соревнований</text:p>
            <text:p text:style-name="P64">2. Пользователь выбирает столбец для сортировки</text:p>
            <text:p text:style-name="P64">3. Система сортирует таблицу</text:p>
          </table:table-cell>
        </table:table-row>
        <table:table-row>
          <table:table-cell table:style-name="Таблица6.A2" office:value-type="string">
            <text:p text:style-name="P65">Альтернативный поток</text:p>
          </table:table-cell>
          <table:table-cell table:style-name="Таблица6.B2" office:value-type="string">
            <text:p text:style-name="P64"/>
          </table:table-cell>
        </table:table-row>
        <table:table-row table:style-name="Таблица6.8">
          <table:table-cell table:style-name="Таблица6.A2" office:value-type="string">
            <text:p text:style-name="P65">Постусловия</text:p>
          </table:table-cell>
          <table:table-cell table:style-name="Таблица6.B2" office:value-type="string">
            <text:p text:style-name="P64">Таблица отсортирована по выбранному критерию</text:p>
          </table:table-cell>
        </table:table-row>
      </table:table>
      <text:p text:style-name="P66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5">Прецедент</text:p>
          </table:table-cell>
          <table:table-cell table:style-name="Таблица7.B1" office:value-type="string">
            <text:p text:style-name="P63">IS08</text:p>
          </table:table-cell>
        </table:table-row>
        <table:table-row>
          <table:table-cell table:style-name="Таблица7.A2" office:value-type="string">
            <text:p text:style-name="P65">Краткое описание</text:p>
          </table:table-cell>
          <table:table-cell table:style-name="Таблица7.B2" office:value-type="string">
            <text:p text:style-name="P64">Пользователь <text:span text:style-name="T24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65">Главный актер</text:p>
          </table:table-cell>
          <table:table-cell table:style-name="Таблица7.B2" office:value-type="string">
            <text:p text:style-name="P64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65">Второстепенные актеры</text:p>
          </table:table-cell>
          <table:table-cell table:style-name="Таблица7.B2" office:value-type="string">
            <text:p text:style-name="P64">Система</text:p>
          </table:table-cell>
        </table:table-row>
        <table:table-row>
          <table:table-cell table:style-name="Таблица7.A2" office:value-type="string">
            <text:p text:style-name="P65">Предусловия</text:p>
          </table:table-cell>
          <table:table-cell table:style-name="Таблица7.B2" office:value-type="string">
            <text:p text:style-name="P64">Пользователь перешел на страницу с <text:span text:style-name="T25">товарами</text:span></text:p>
          </table:table-cell>
        </table:table-row>
        <table:table-row>
          <table:table-cell table:style-name="Таблица7.A2" office:value-type="string">
            <text:p text:style-name="P65">Основной поток</text:p>
          </table:table-cell>
          <table:table-cell table:style-name="Таблица7.B2" office:value-type="string">
            <text:p text:style-name="P64">1. Пользователь просматривает <text:span text:style-name="T25">страницу с товарами</text:span></text:p>
            <text:p text:style-name="P64">2. Пользователь <text:span text:style-name="T25">переходит в карточку товара</text:span></text:p>
            <text:p text:style-name="P67">3. Пользователь выбирает размер товара</text:p>
            <text:p text:style-name="P67">4. Система проверяет есть ли товар в наличии</text:p>
            <text:p text:style-name="P67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65">Альтернативный поток</text:p>
          </table:table-cell>
          <table:table-cell table:style-name="Таблица7.B2" office:value-type="string">
            <text:p text:style-name="P67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ext:soft-page-break/>
        <table:table-row table:style-name="Таблица7.8">
          <table:table-cell table:style-name="Таблица7.A2" office:value-type="string">
            <text:p text:style-name="P65">Постусловия</text:p>
          </table:table-cell>
          <table:table-cell table:style-name="Таблица7.B2" office:value-type="string">
            <text:p text:style-name="P67">Товар добавлен в корзину</text:p>
          </table:table-cell>
        </table:table-row>
      </table:table>
      <text:p text:style-name="P66"/>
      <text:h text:style-name="P9" text:outline-level="2">Архитектура будущей системы</text:h>
      <text:p text:style-name="P68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68">Фрон<text:span text:style-name="T26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68">Бэкенд будет реализован на Spring MVC. Реализован как монолит</text:p>
      <text:p text:style-name="P68">Основные модули бэкенда:</text:p>
      <text:list text:style-name="L10">
        <text:list-item>
          <text:p text:style-name="P69">Модуль авторизации. <text:span text:style-name="T2">Он отвечает за регистрацию, авторизацию и систему ролей пользователей. </text:span></text:p>
        </text:list-item>
        <text:list-item>
          <text:p text:style-name="P69">Модуль для постов. <text:span text:style-name="T2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69">Модуль для соревнований. <text:span text:style-name="T2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69">Модуль для интернет-магазина.</text:p>
        </text:list-item>
      </text:list>
      <text:p text:style-name="P70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70"><text:s/></text:p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language="ru" fo:country="RU" officeooo:rsid="000bac40" fo:background-color="#ffff00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19T11:28:44.311234647</dc:date>
    <meta:editing-duration>PT2H20M24S</meta:editing-duration>
    <meta:editing-cycles>15</meta:editing-cycles>
    <meta:document-statistic meta:table-count="7" meta:image-count="0" meta:object-count="0" meta:page-count="10" meta:paragraph-count="242" meta:word-count="1743" meta:character-count="14026" meta:non-whitespace-character-count="12522"/>
  </office:meta>
</office:document-meta>
</file>